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7" office:value-type="string">
            <text:p>Horas estimadas</text:p>
          </table:table-cell>
          <table:table-cell table:style-name="ce7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9" office:value-type="string">
            <text:p>30 min</text:p>
          </table:table-cell>
          <table:table-cell table:style-name="ce9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1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0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1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1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1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1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1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1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1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Escribir correctamente la feature de votación</text:p>
          </table:table-cell>
          <table:table-cell office:value-type="date" office:date-value="2012-10-19">
            <text:p>2012-10-19</text:p>
          </table:table-cell>
          <table:table-cell table:number-columns-repeated="2" office:value-type="string">
            <text:p>15 min</text:p>
          </table:table-cell>
        </table:table-row>
        <table:table-row table:style-name="ro2">
          <table:table-cell office:value-type="string">
            <text:p>Leer “Aprendiendo a medir estimación”</text:p>
          </table:table-cell>
          <table:table-cell office:value-type="date" office:date-value="2012-10-20">
            <text:p>2012-10-20</text:p>
          </table:table-cell>
          <table:table-cell office:value-type="string">
            <text:p>30 min</text:p>
          </table:table-cell>
          <table:table-cell office:value-type="string">
            <text:p>40 min</text:p>
          </table:table-cell>
        </table:table-row>
        <table:table-row table:style-name="ro3">
          <table:table-cell office:value-type="string">
            <text:p>Crear los métodos de Cucumber para correr el feature</text:p>
          </table:table-cell>
          <table:table-cell office:value-type="date" office:date-value="2012-10-20">
            <text:p>2012-10-20</text:p>
          </table:table-cell>
          <table:table-cell office:value-type="string">
            <text:p>120 min</text:p>
          </table:table-cell>
          <table:table-cell office:value-type="string">
            <text:p>200 min</text:p>
          </table:table-cell>
        </table:table-row>
        <table:table-row table:style-name="ro3">
          <table:table-cell office:value-type="string">
            <text:p>Crear los GET y POST necesarios para calificar un evento</text:p>
          </table:table-cell>
          <table:table-cell office:value-type="date" office:date-value="2012-10-20">
            <text:p>2012-10-20</text:p>
          </table:table-cell>
          <table:table-cell office:value-type="string">
            <text:p>80 min</text:p>
          </table:table-cell>
          <table:table-cell office:value-type="string">
            <text:p>60 min</text:p>
          </table:table-cell>
        </table:table-row>
        <table:table-row table:style-name="ro3">
          <table:table-cell office:value-type="string">
            <text:p>Cargar correctamente los datos de la calificación en la DB</text:p>
          </table:table-cell>
          <table:table-cell office:value-type="date" office:date-value="2012-10-21">
            <text:p>2012-10-21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22/10/2012</text:date>, <text:time>14:2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22T14:28:51</dc:date>
    <meta:editing-duration>PT23H44M16S</meta:editing-duration>
    <meta:editing-cycles>64</meta:editing-cycles>
    <meta:generator>LibreOffice/3.4$Unix LibreOffice_project/340m1$Build-402</meta:generator>
    <dc:creator>Alejandro </dc:creator>
    <meta:document-statistic meta:table-count="3" meta:cell-count="120" meta:object-count="0"/>
  </office:meta>
</office:document-meta>
</file>